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08a28" officeooo:paragraph-rsid="00208a28"/>
    </style:style>
    <style:style style:name="P2" style:family="paragraph" style:parent-style-name="Standard" style:list-style-name="L1">
      <style:text-properties officeooo:paragraph-rsid="001dd215"/>
    </style:style>
    <style:style style:name="P3" style:family="paragraph" style:parent-style-name="Standard" style:list-style-name="L1">
      <style:text-properties officeooo:rsid="00168d12" officeooo:paragraph-rsid="00168d12"/>
    </style:style>
    <style:style style:name="P4" style:family="paragraph" style:parent-style-name="Standard" style:list-style-name="L1">
      <style:text-properties officeooo:rsid="0017d48a" officeooo:paragraph-rsid="0017d48a"/>
    </style:style>
    <style:style style:name="P5" style:family="paragraph" style:parent-style-name="Standard" style:list-style-name="L1">
      <style:text-properties officeooo:rsid="00192672" officeooo:paragraph-rsid="00192672"/>
    </style:style>
    <style:style style:name="P6" style:family="paragraph" style:parent-style-name="Standard" style:list-style-name="L1">
      <style:text-properties officeooo:rsid="0019fce9" officeooo:paragraph-rsid="0019fce9"/>
    </style:style>
    <style:style style:name="P7" style:family="paragraph" style:parent-style-name="Standard" style:list-style-name="L1">
      <style:text-properties officeooo:rsid="001a4b22" officeooo:paragraph-rsid="001a4b22"/>
    </style:style>
    <style:style style:name="P8" style:family="paragraph" style:parent-style-name="Standard" style:list-style-name="L1">
      <style:text-properties officeooo:rsid="001a7e2c" officeooo:paragraph-rsid="001a7e2c"/>
    </style:style>
    <style:style style:name="P9" style:family="paragraph" style:parent-style-name="Standard" style:list-style-name="L1">
      <style:text-properties officeooo:rsid="001adf31" officeooo:paragraph-rsid="001adf31"/>
    </style:style>
    <style:style style:name="P10" style:family="paragraph" style:parent-style-name="Standard" style:list-style-name="L1">
      <style:text-properties officeooo:rsid="001c4b77" officeooo:paragraph-rsid="001c4b77"/>
    </style:style>
    <style:style style:name="P11" style:family="paragraph" style:parent-style-name="Standard" style:list-style-name="L1">
      <style:text-properties officeooo:rsid="001d3b9c" officeooo:paragraph-rsid="001d3b9c"/>
    </style:style>
    <style:style style:name="P12" style:family="paragraph" style:parent-style-name="Text_20_body" style:list-style-name="L2">
      <style:text-properties officeooo:rsid="00208a28" officeooo:paragraph-rsid="00208a28"/>
    </style:style>
    <style:style style:name="T1" style:family="text">
      <style:text-properties officeooo:rsid="00217dc9"/>
    </style:style>
    <style:style style:name="T2" style:family="text">
      <style:text-properties officeooo:rsid="00218c4b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ub-Processing</text:h>
      <text:h text:style-name="Heading_20_2" text:outline-level="2">Major functionalities:</text:h>
      <text:list xml:id="list235285981" text:style-name="L1">
        <text:list-item>
          <text:p text:style-name="P3">Celery worker:</text:p>
          <text:list>
            <text:list-item>
              <text:p text:style-name="P3">To process vast amounts of messages</text:p>
            </text:list-item>
          </text:list>
        </text:list-item>
        <text:list-item>
          <text:p text:style-name="P4">Sales Order Api:</text:p>
          <text:list>
            <text:list-item>
              <text:p text:style-name="P4">Smoke testing - Build Verification Testing</text:p>
            </text:list-item>
            <text:list-item>
              <text:p text:style-name="P4">Stress testing</text:p>
            </text:list-item>
          </text:list>
        </text:list-item>
        <text:list-item>
          <text:p text:style-name="P5">Barcode scanning <text:span text:style-name="T2">A</text:span>pi</text:p>
        </text:list-item>
        <text:list-item>
          <text:p text:style-name="P6">Order Schema</text:p>
          <text:list>
            <text:list-item>
              <text:p text:style-name="P6">Order Items</text:p>
            </text:list-item>
            <text:list-item>
              <text:p text:style-name="P6">Shipping address</text:p>
            </text:list-item>
          </text:list>
        </text:list-item>
        <text:list-item>
          <text:p text:style-name="P7">Authentication api<text:tab/><text:tab/></text:p>
          <text:list>
            <text:list-item>
              <text:p text:style-name="P8">Check if user is authorized to login to MAPSS</text:p>
            </text:list-item>
          </text:list>
        </text:list-item>
        <text:list-item>
          <text:p text:style-name="P8">Conveyor</text:p>
          <text:list>
            <text:list-item>
              <text:p text:style-name="P9">Barcode scanning</text:p>
            </text:list-item>
          </text:list>
        </text:list-item>
        <text:list-item>
          <text:p text:style-name="P9">Main</text:p>
          <text:list>
            <text:list-item>
              <text:p text:style-name="P9">Clubprocessing view</text:p>
            </text:list-item>
          </text:list>
        </text:list-item>
        <text:list-item>
          <text:p text:style-name="P10">Printing</text:p>
          <text:list>
            <text:list-item>
              <text:p text:style-name="P10">Create a shipping label</text:p>
            </text:list-item>
            <text:list-item>
              <text:p text:style-name="P10">Printer class that connects to Cups</text:p>
            </text:list-item>
          </text:list>
        </text:list-item>
        <text:list-item>
          <text:p text:style-name="P11">Reports</text:p>
          <text:list>
            <text:list-item>
              <text:p text:style-name="P11">Responsible for allowing reports to be viewed in MAPSS</text:p>
            </text:list-item>
            <text:list-item>
              <text:p text:style-name="P2">Fetches orders based on client codes</text:p>
            </text:list-item>
          </text:list>
        </text:list-item>
        <text:list-item>
          <text:p text:style-name="P2">Transportation module</text:p>
          <text:list>
            <text:list-item>
              <text:p text:style-name="P2">These routes allow creating, editing, and deleting trailers</text:p>
            </text:list-item>
          </text:list>
        </text:list-item>
      </text:list>
      <text:h text:style-name="Heading_20_2" text:outline-level="2">Issues</text:h>
      <text:p text:style-name="P1">Not running because of tables not present in db:</text:p>
      <text:section text:style-name="Sect1" text:name="Section1">
        <text:list xml:id="list2918343725" text:style-name="L2">
          <text:list-item>
            <text:p text:style-name="P12">tr_broker</text:p>
          </text:list-item>
          <text:list-item>
            <text:p text:style-name="P12">fgw_carrier_service_area</text:p>
          </text:list-item>
          <text:list-item>
            <text:p text:style-name="P12">fgw_gift_card</text:p>
          </text:list-item>
          <text:list-item>
            <text:p text:style-name="P12">fgw_gift_map</text:p>
          </text:list-item>
          <text:list-item>
            <text:p text:style-name="P12">fgw_location</text:p>
          </text:list-item>
          <text:list-item>
            <text:p text:style-name="P12">fgw_order</text:p>
          </text:list-item>
          <text:list-item>
            <text:p text:style-name="P12">fgw_order_item</text:p>
          </text:list-item>
          <text:list-item>
            <text:p text:style-name="P12">fgw_package</text:p>
          </text:list-item>
          <text:list-item>
            <text:p text:style-name="P12">package_status_hist</text:p>
          </text:list-item>
          <text:list-item>
            <text:p text:style-name="P12">fgw_person_info</text:p>
          </text:list-item>
          <text:list-item>
            <text:p text:style-name="P12">manifest</text:p>
          </text:list-item>
          <text:list-item>
            <text:p text:style-name="P12">order</text:p>
          </text:list-item>
          <text:list-item>
            <text:p text:style-name="P12">tracking_update</text:p>
          </text:list-item>
          <text:list-item>
            <text:p text:style-name="P12">printer</text:p>
          </text:list-item>
          <text:list-item>
            <text:p text:style-name="P12">fgw_ship_via_lut</text:p>
          </text:list-item>
          <text:list-item>
            <text:p text:style-name="P12">fgw_third_party_account</text:p>
          </text:list-item>
          <text:list-item>
            <text:p text:style-name="P12">tr_trailer</text:p>
          </text:list-item>
          <text:list-item>
            <text:p text:style-name="P12">tr_trip</text:p>
          </text:list-item>
          <text:list-item>
            <text:p text:style-name="P12">tr_trip_pallet</text:p>
          </text:list-item>
          <text:list-item>
            <text:p text:style-name="P12">tr_tr<text:span text:style-name="T1">ucker</text:span></text:p>
          </text:list-item>
          <text:list-item>
            <text:p text:style-name="P12">fgw_user</text:p>
          </text:list-item>
          <text:list-item>
            <text:p text:style-name="P12">fgw_<text:span text:style-name="T1">wave</text:span></text:p>
          </text:list-item>
          <text:list-item>
            <text:p text:style-name="P12">fgw_<text:span text:style-name="T1">wave_order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11:31:46.657574387</meta:creation-date>
    <dc:date>2020-05-22T19:28:09.898039275</dc:date>
    <meta:editing-duration>PT3H47M10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1" meta:paragraph-count="50" meta:word-count="164" meta:character-count="955" meta:non-whitespace-character-count="885"/>
  </office:meta>
</office:document-meta>
</file>